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7.935cm"/>
    </style:style>
    <style:style style:name="pr2" style:family="presentation" style:parent-style-name="Default-notes">
      <style:graphic-properties draw:fill-color="#ffffff" draw:auto-grow-height="true" fo:min-height="13.365cm"/>
    </style:style>
    <style:style style:name="P1" style:family="paragraph">
      <style:paragraph-properties fo:line-height="150%"/>
      <style:text-properties fo:font-size="54pt" style:font-size-asian="54pt" style:font-size-complex="54pt"/>
    </style:style>
    <style:style style:name="P2" style:family="paragraph">
      <style:paragraph-properties fo:line-height="150%"/>
    </style:style>
    <style:style style:name="T1" style:family="text">
      <style:text-properties fo:font-size="54pt" style:font-size-asian="54pt" style:font-size-complex="5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1" draw:layer="layout" svg:width="25.199cm" svg:height="17.935cm" svg:x="1.4cm" svg:y="0.837cm" presentation:class="subtitle">
          <draw:text-box>
            <text:p text:style-name="P1"><text:span text:style-name="T1">Action: Start with </text:span><text:span text:style-name="T1"><text:line-break/></text:span><text:span text:style-name="T1">a small activity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draw:frame presentation:style-name="pr1" draw:text-style-name="P1" draw:layer="layout" svg:width="25.199cm" svg:height="17.935cm" svg:x="1.4cm" svg:y="0.837cm" presentation:class="subtitle">
          <draw:text-box>
            <text:p text:style-name="P1"><text:span text:style-name="T1">Action: Ask students for </text:span></text:p>
            <text:p text:style-name="P1"><text:span text:style-name="T1">their expectations</text:span></text:p>
            <text:p text:style-name="P1"><text:span text:style-name="T1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2">
        <draw:frame presentation:style-name="pr1" draw:text-style-name="P2" draw:layer="layout" svg:width="25.199cm" svg:height="17.935cm" svg:x="1.4cm" svg:y="0.837cm" presentation:class="subtitle">
          <draw:text-box>
            <text:p text:style-name="P2"><text:span text:style-name="T1">Action: Create a concept map</text:span></text:p>
            <text:p text:style-name="P2"/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2">
        <draw:frame presentation:style-name="pr1" draw:text-style-name="P2" draw:layer="layout" svg:width="25.199cm" svg:height="17.935cm" svg:x="1.4cm" svg:y="0.837cm" presentation:class="subtitle">
          <draw:text-box>
            <text:p text:style-name="P2"><text:span text:style-name="T1">Action: Reserve time for repeating</text:span></text:p>
            <text:p text:style-name="P2"/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32">
        <draw:frame presentation:style-name="pr1" draw:text-style-name="P2" draw:layer="layout" svg:width="25.199cm" svg:height="17.935cm" svg:x="1.4cm" svg:y="0.837cm" presentation:class="subtitle">
          <draw:text-box>
            <text:p text:style-name="P2"><text:span text:style-name="T1">Action: Set a realistic </text:span><text:span text:style-name="T1"><text:line-break/></text:span><text:span text:style-name="T1">learning goal</text:span></text:p>
            <text:p text:style-name="P2"/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32">
        <draw:frame presentation:style-name="pr1" draw:text-style-name="P2" draw:layer="layout" svg:width="25.199cm" svg:height="17.935cm" svg:x="1.4cm" svg:y="0.837cm" presentation:class="subtitle">
          <draw:text-box>
            <text:p text:style-name="P2"><text:span text:style-name="T1">Action: Select a common</text:span><text:span text:style-name="T1"><text:line-break/></text:span><text:span text:style-name="T1">theme for the lesson</text:span></text:p>
            <text:p text:style-name="P2"/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32">
        <draw:frame presentation:style-name="pr1" draw:text-style-name="P1" draw:layer="layout" svg:width="25.199cm" svg:height="17.935cm" svg:x="1.4cm" svg:y="0.837cm" presentation:class="subtitle">
          <draw:text-box>
            <text:p text:style-name="P1"><text:span text:style-name="T1">Action: Check how the </text:span><text:span text:style-name="T1"><text:line-break/></text:span><text:span text:style-name="T1">room is equipped</text:span><text:span text:style-name="T1"><text:line-break/></text:span><text:span text:style-name="T1">in advance</text:span></text:p>
            <text:p text:style-name="P1"><text:span text:style-name="T1"/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32">
        <draw:frame presentation:style-name="pr1" draw:text-style-name="P2" draw:layer="layout" svg:width="25.199cm" svg:height="17.935cm" svg:x="1.4cm" svg:y="0.837cm" presentation:class="subtitle">
          <draw:text-box>
            <text:p text:style-name="P2"><text:span text:style-name="T1">Action: Write a lesson plan</text:span></text:p>
            <text:p text:style-name="P2"/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32">
        <draw:frame presentation:style-name="pr1" draw:text-style-name="P2" draw:layer="layout" svg:width="25.199cm" svg:height="17.935cm" svg:x="1.4cm" svg:y="0.837cm" presentation:class="subtitle">
          <draw:text-box>
            <text:p text:style-name="P2"><text:span text:style-name="T1">Goal: Create a pleasant atmosphere and prime </text:span><text:span text:style-name="T1"><text:line-break/></text:span><text:span text:style-name="T1">a theme or topic</text:span></text:p>
            <text:p text:style-name="P2"/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32">
        <draw:frame presentation:style-name="pr1" draw:text-style-name="P1" draw:layer="layout" svg:width="25.199cm" svg:height="17.935cm" svg:x="1.4cm" svg:y="0.837cm" presentation:class="subtitle">
          <draw:text-box>
            <text:p text:style-name="P1"><text:span text:style-name="T1">Goal: Visualize the topic</text:span><text:span text:style-name="T1"><text:line-break/></text:span><text:span text:style-name="T1">in a structured way</text:span></text:p>
            <text:p text:style-name="P1"><text:span text:style-name="T1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32">
        <draw:frame presentation:style-name="pr1" draw:text-style-name="P1" draw:layer="layout" svg:width="25.199cm" svg:height="17.935cm" svg:x="1.4cm" svg:y="0.837cm" presentation:class="subtitle">
          <draw:text-box>
            <text:p text:style-name="P1"><text:span text:style-name="T1">Goal: Help students to follow a clear line of thought</text:span></text:p>
            <text:p text:style-name="P1"><text:span text:style-name="T1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32">
        <draw:frame presentation:style-name="pr1" draw:text-style-name="P1" draw:layer="layout" svg:width="25.199cm" svg:height="17.935cm" svg:x="1.4cm" svg:y="0.837cm" presentation:class="subtitle">
          <draw:text-box>
            <text:p text:style-name="P1"><text:span text:style-name="T1">Goal: Identify things that students will do</text:span><text:span text:style-name="T1"><text:line-break/></text:span><text:span text:style-name="T1">during the course</text:span></text:p>
            <text:p text:style-name="P1"><text:span text:style-name="T1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32">
        <draw:frame presentation:style-name="pr1" draw:text-style-name="P1" draw:layer="layout" svg:width="25.199cm" svg:height="17.935cm" svg:x="1.4cm" svg:y="0.837cm" presentation:class="subtitle">
          <draw:text-box>
            <text:p text:style-name="P1"><text:span text:style-name="T1">Goal: Make sure the content</text:span><text:span text:style-name="T1"><text:line-break/></text:span><text:span text:style-name="T1">will be remembered</text:span></text:p>
            <text:p text:style-name="P1"><text:span text:style-name="T1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32">
        <draw:frame presentation:style-name="pr1" draw:text-style-name="P1" draw:layer="layout" svg:width="25.199cm" svg:height="17.935cm" svg:x="1.4cm" svg:y="0.837cm" presentation:class="subtitle">
          <draw:text-box>
            <text:p text:style-name="P1"><text:span text:style-name="T1">Goal: Prepare the </text:span><text:span text:style-name="T1"><text:line-break/></text:span><text:span text:style-name="T1">optimal media</text:span><text:span text:style-name="T1"><text:line-break/></text:span><text:span text:style-name="T1">for the teaching unit</text:span></text:p>
            <text:p text:style-name="P1"><text:span text:style-name="T1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32">
        <draw:frame presentation:style-name="pr1" draw:text-style-name="P1" draw:layer="layout" svg:width="25.199cm" svg:height="17.935cm" svg:x="1.4cm" svg:y="0.837cm" presentation:class="subtitle">
          <draw:text-box>
            <text:p text:style-name="P1"><text:span text:style-name="T1">Goal: Address needs of individual students</text:span></text:p>
            <text:p text:style-name="P1"><text:span text:style-name="T1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32">
        <draw:frame presentation:style-name="pr1" draw:text-style-name="P1" draw:layer="layout" svg:width="25.199cm" svg:height="17.935cm" svg:x="1.4cm" svg:y="0.837cm" presentation:class="subtitle">
          <draw:text-box>
            <text:p text:style-name="P1"><text:span text:style-name="T1">Goal: Plan time and methods used during your </text:span><text:span text:style-name="T1"><text:line-break/></text:span><text:span text:style-name="T1">teaching unit</text:span></text:p>
            <text:p text:style-name="P1"><text:span text:style-name="T1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ndale Sans UI" style:font-size-asian="24pt" style:language-asian="ja" style:country-asian="JP" style:font-name-complex="Tahoma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13M42S</meta:editing-duration>
    <meta:editing-cycles>4</meta:editing-cycles>
    <meta:generator>LibreOffice/4.2.8.2$Linux_X86_64 LibreOffice_project/420m0$Build-2</meta:generator>
    <dc:date>2015-09-12T09:12:29.480674260</dc:date>
    <meta:document-statistic meta:object-count="69"/>
  </office:meta>
</office:document-meta>
</file>